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n" fo:country="GB" style:font-size-asian="10pt" style:font-name-complex="Arial" style:font-size-complex="10pt"/>
    </style:style>
    <style:style style:name="P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3" style:family="paragraph" style:parent-style-name="Standard">
      <style:text-properties style:font-name="Courier New" fo:font-size="9pt" fo:language="en" fo:country="GB" style:font-size-asian="9pt" style:font-name-complex="Courier New" style:font-size-complex="9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rmal_20__28_Web_29_">
      <style:text-properties style:font-name="Courier New" fo:font-size="9pt" fo:language="en" fo:country="GB" style:font-size-asian="9pt" style:font-name-complex="Courier New" style:font-size-complex="9pt"/>
    </style:style>
    <style:style style:name="P6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fo:color="#00681c" fo:font-size="10pt" fo:language="en" fo:country="GB" style:font-size-asian="10pt" style:font-size-complex="10pt"/>
    </style:style>
    <style:style style:name="T5" style:family="text">
      <style:text-properties fo:color="#790619" fo:font-size="10pt" style:font-size-asian="10pt" style:font-size-complex="10pt"/>
    </style:style>
    <style:style style:name="T6" style:family="text">
      <style:text-properties fo:color="#790619" fo:font-size="10pt" fo:language="en" fo:country="GB" style:font-size-asian="10pt" style:font-size-complex="10pt"/>
    </style:style>
    <style:style style:name="T7" style:family="text">
      <style:text-properties fo:color="#5b1094" fo:font-size="10pt" fo:language="en" fo:country="GB" style:font-size-asian="10pt" style:font-size-complex="10pt"/>
    </style:style>
    <style:style style:name="T8" style:family="text">
      <style:text-properties style:font-name="Courier New" fo:font-size="9pt" style:font-size-asian="9pt" style:font-name-complex="Courier New" style:font-size-complex="9pt"/>
    </style:style>
    <style:style style:name="T9" style:family="text">
      <style:text-properties style:font-name="Courier New" fo:font-size="9pt" fo:language="en" fo:country="GB" style:font-size-asian="9pt" style:font-name-complex="Courier New" style:font-size-complex="9pt"/>
    </style:style>
    <style:style style:name="T10" style:family="text">
      <style:text-properties fo:color="#c88900" fo:font-size="10pt" fo:language="en" fo:country="G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CI : Killing a pure rexx thread within ooREXX </text:h>
      <text:p text:style-name="Standard"><text:a xlink:type="simple" xlink:href="http://groups.google.kg/group/comp.lang.rexx/browse_thread/thread/abfb8f9c93be5d0f"><text:span text:style-name="Internet_20_link"><text:span text:style-name="T1">http://groups.google.kg/group/comp.lang.rexx/browse_thread/thread/abfb8f9c93be5d0f</text:span></text:span></text:a></text:p>
      <text:h text:style-name="Heading_20_2" text:outline-level="2"><text:span text:style-name="fontsize2author"><text:span text:style-name="T4">Dark Coffee</text:span></text:span><text:span text:style-name="fontsize2author"><text:span text:style-name="T3"> </text:span></text:span></text:h>
      <text:p text:style-name="P1"> </text:p>
      <text:p text:style-name="P3"><text:bookmark-start text:name="msg_21d1433685a91308"/><text:bookmark-end text:name="msg_21d1433685a91308"/>Under ooREXX, if an object method creates a thread (say via early <text:line-break/>REPLY) and the thread is a pure ooREXX script (not a new external <text:line-break/>process) is there any mechanism to kill that thread? </text:p>
      <text:p text:style-name="P5">DROPing the object does not terminate the thread if the thread is busy <text:line-break/>and I do not want to kill the object owner process.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-start text:name="msg_3eadf6251b3e52b5"/><text:bookmark-end text:name="msg_3eadf6251b3e52b5"/>I don't know if you are still intersted but the following code might <text:line-break/>help. </text:p>
      <text:p text:style-name="P5">----- cut ------- </text:p>
      <text:p text:style-name="P5">object1 = .example~new                      /* Create two new <text:line-break/>instances of    */ <text:line-break/>object2 = .example~new                      /* the example <text:line-break/>class.             */ </text:p>
      <text:p text:style-name="P5">say object1~setThreadControl('Object 1') <text:line-break/>say object2~setThreadControl('Object 2') <text:line-break/>say object1~repeat(10000, 'Object 1 running')  /* Start first object <text:line-break/>running     */ <text:line-break/>say object2~repeat(10000, 'Object 2 running')  /* Start second object <text:line-break/>running    */ </text:p>
      <text:p text:style-name="P5">call syssleep 5 </text:p>
      <text:p text:style-name="P5">say "slept for 5 seconds now killing threads" <text:line-break/>object1~killThread('object1') <text:line-break/>object2~killThread('object2') </text:p>
      <text:p text:style-name="P5">call syssleep 5 <text:line-break/>say "slept for another 5 seconds. Threads should be dead now" </text:p>
      <text:p text:style-name="P5">say 'Main ended.' <text:line-break/>exit </text:p>
      <text:p text:style-name="P5">::class example                             /* Define the example <text:line-break/>class       */ </text:p>
      <text:p text:style-name="P5">::method killThread                         /* Define the <text:line-break/>threadControl method */ <text:line-break/>expose killThread <text:line-break/>killThread = 1 <text:line-break/>return "set killthread to 1 in: " object </text:p>
      <text:p text:style-name="P5">::method setThreadControl                      /* Define the <text:line-break/>threadControl method */ <text:line-break/>expose killThread <text:line-break/>arg object <text:line-break/>killThread = 0 <text:line-break/>return "threadControl: " object </text:p>
      <text:p text:style-name="P5"><text:soft-page-break/>::method repeat unguarded                   /* Define the repeat <text:line-break/>method       */ <text:line-break/>expose killThread <text:line-break/>  use arg reps,msg <text:line-break/>  reply 'Repeating "'msg'",' reps 'times.'  /* Reply so others can <text:line-break/>run        */ <text:line-break/>  do i = 1 to reps <text:line-break/>    guard on <text:line-break/>    call syssleep 0.2 <text:line-break/>    guard off <text:line-break/>    say msg " count " i <text:line-break/>    if killThread = 1 then do <text:line-break/>       say "Stopping thread" <text:line-break/>       return <text:line-break/>    end <text:line-break/>  end <text:line-break/>----- cut ------- </text:p>
      <text:h text:style-name="Heading_20_2" text:outline-level="2"><text:span text:style-name="T1"> </text:span><text:span text:style-name="fontsize2author"><text:span text:style-name="T7">Sahananda</text:span></text:span><text:span text:style-name="fontsize2author"><text:span text:style-name="T3">   </text:span></text:span></text:h>
      <text:p text:style-name="P3">I'm not the OP, but I was very interested in this thread. </text:p>
      <text:p text:style-name="P5">For me however, I need (under Windows XP) to kill the thread when a <text:line-break/>stream charin or charout method across a network never terminates, so <text:line-break/>cannot do it by the method you you propose, indeed, the only way I <text:line-break/>have found of terminating this thread (which runs in a console-less <text:line-break/>process) is to use the XP task manager to kill the whole program. <text:line-break/>I have put a considerable amount of effort into trying to predict when <text:line-break/>such a thing is going to happen as there doesn't seem to be any way to <text:line-break/>kill the thread while a method is running. </text:p>
      <text:p text:style-name="P5">The actual line of code that never returns is <text:line-break/>out~charout(in~charIn(1,in~chars)) <text:line-break/>and it fails to return about 1 time in a thousand. </text:p>
      <text:p text:style-name="P5">I'd be interested in any ideas. </text:p>
      <text:p text:style-name="P5">thanks, </text:p>
      <text:p text:style-name="P5">Jon </text:p>
      <text:h text:style-name="Heading_20_2" text:outline-level="2"><text:span text:style-name="fontsize2author"><text:span text:style-name="T5">regli</text:span></text:span><text:span text:style-name="fontsize2author"><text:span text:style-name="T2">  </text:span></text:span></text:h>
      <text:p text:style-name="P2">Jon, </text:p>
      <text:p text:style-name="Normal_20__28_Web_29_"><text:span text:style-name="T8">Your issue is likely caused by a file lock.  </text:span><text:span text:style-name="T9">You might try to use <text:line-break/>robocopy (Windows) with a limited number of retries to copy the file <text:line-break/>to your local disk.  You then read from the local copy of the file. </text:span></text:p>
      <text:p text:style-name="P5">My guess is that this would resolve hung thread issue. </text:p>
      <text:h text:style-name="Heading_20_2" text:outline-level="2"><text:span text:style-name="fontsize2author"><text:span text:style-name="T6">regli</text:span></text:span><text:span text:style-name="fontsize2author"><text:span text:style-name="T3"> </text:span></text:span></text:h>
      <text:p text:style-name="P1"> </text:p>
      <text:p text:style-name="P3"><text:bookmark-start text:name="msg_63f1dcf7b0335c47"/><text:bookmark-end text:name="msg_63f1dcf7b0335c47"/>I'll add one more possible solution to the debate.  In this case a <text:line-break/>seperate process instead of a thread is spawned.  In the command line <text:line-break/>a random number is passed on as a parameter.  Using the WMI, the <text:line-break/>running REXX processes are gathered. If the parameter is the same as <text:line-break/>the random number then the process is killed. </text:p>
      <text:p text:style-name="P5">I didn't use the WMI taskkill becuase I was too lazy to look it up. </text:p>
      <text:p text:style-name="P5">Obviously this only works on Windows. </text:p>
      <text:p text:style-name="P5"><text:soft-page-break/>------------------------- cut -------------------------- <text:line-break/>WMIObject = .OLEObject~GetObject("winmgmts: <text:line-break/>{impersonationLevel=impersonate}") </text:p>
      <text:p text:style-name="P5">processIdentifier = random(1,10000) <text:line-break/>/* <text:line-break/>spawn new process loopForever.rex <text:line-break/>*/ <text:line-break/>"start rexx loopforever.rex" processIdentifier </text:p>
      <text:p text:style-name="P5">say "waiting for 10 seconds" <text:line-break/>call syssleep 10 </text:p>
      <text:p text:style-name="P5">/* <text:line-break/>Run query for running Rexx processes <text:line-break/>*/ <text:line-break/>i = 1 <text:line-break/>colProcessesList = WMIObject~ExecQuery(" Select * from Win32_Process <text:line-break/>where name = 'REXX.EXE'") <text:line-break/>do process over colProcessesList <text:line-break/>   pid = process~processid <text:line-break/>   cmdLine = process~CommandLine <text:line-break/>   parse var cmdLine '"' cmd '"' pathexec id <text:line-break/>   if id = processIdentifier then do <text:line-break/>      "taskkill /pid " pid " /f" <text:line-break/>      ret = result <text:line-break/>      say "process killed: " exec script id <text:line-break/>      leave <text:line-break/>   end <text:line-break/>   i += 1 <text:line-break/>end <text:line-break/>exit 0   /* leave program */ <text:line-break/>------------------------- cut -------------------------- </text:p>
      <text:h text:style-name="Heading_20_2" text:outline-level="2"><text:span text:style-name="fontsize2author"><text:span text:style-name="T4">Dark Coffee</text:span></text:span></text:h>
      <text:p text:style-name="P1"> </text:p>
      <text:p text:style-name="P3"><text:bookmark-start text:name="msg_26f6b897abd78245"/><text:bookmark-end text:name="msg_26f6b897abd78245"/>Thanks for the suggestions everyone. Unfortunately I'm still with no <text:line-break/>solution. </text:p>
      <text:p text:style-name="P5">Currently I already can terminate a thread that I still have control <text:line-break/>over using similar patterns as offered by Regli. </text:p>
      <text:p text:style-name="P5">While I could use a new process and kill the process via WMI or a <text:line-break/>third party utility (pskill,etc) I was trying to move away from <text:line-break/>processes as I need the task to run as a service and everything is so <text:line-break/>much cleaner using threads rather than new spawned processes (security <text:line-break/>credentials,etc). </text:p>
      <text:p text:style-name="P5">I've had a few thread hangs using FTP where command channels lock due <text:line-break/>to a complicated multi-firewall/router path issue. I can detect that <text:line-break/>the thread is locked but I can't terminate it without killing the <text:line-break/>entire parent process. </text:p>
      <text:h text:style-name="Heading_20_2" text:outline-level="2"><text:span text:style-name="fontsize2author"><text:span text:style-name="T6">regli</text:span></text:span><text:span text:style-name="fontsize2author"><text:span text:style-name="T3"> </text:span></text:span></text:h>
      <text:p text:style-name="P3">Let me point out that killing a thread from outside of the REXX <text:line-break/>environment is simply not recommended.  It could lead to unpredictable <text:line-break/>system behavior as a result of a hung mutex or shared memory issues, <text:line-break/>etc.   Note that WMI for that reason does not provide a kill thread <text:line-break/>method. </text:p>
      <text:p text:style-name="Normal_20__28_Web_29_"><text:span text:style-name="T9">These are the reason why I asked if anybody had used RexxSetHalt from <text:line-break/>within a Rexx procedure.  This is the only way I could see how a <text:line-break/>thread could be terminated cleanly.  You might want to investigate <text:line-break/>starting your script using REXXSTART from within the main program of <text:line-break/></text:span><text:soft-page-break/><text:span text:style-name="T9">the service.  You then would likely be able to terminate any thread <text:line-break/>using RexxSetHalt.  </text:span><text:span text:style-name="T9">However, this is a lot more work. </text:span>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-start text:name="msg_1d158d26d73e13ab"/><text:bookmark-end text:name="msg_1d158d26d73e13ab"/>This issue really bugged me and I couldn't let it rest.  After at <text:line-break/>first thinking that I needed to invoke the main script using RexxStart <text:line-break/>in order to use RexxSetHalt, I discovered that this isn't necessary. <text:line-break/>RexxSetHalt can even set the HALT condition for the running script <text:line-break/>itself, i.e. terminate itself with a HALT. </text:p>
      <text:p text:style-name="P5">The solution is rather simple and works very well.  Note I only tested <text:line-break/>it under ooRexx but I'm convinced Regina would work just as well.  I'm <text:line-break/>quite curious if it even suceeds in the network lock situation. <text:line-break/>Please share if you can. </text:p>
      <text:p text:style-name="P5">The key is using GCI (The Generic Call Interface).  Here is the <text:line-break/>procedure: </text:p>
      <text:p text:style-name="P5">1. add code to "signal on halt" in the thread </text:p>
      <text:p text:style-name="P5">2. Obtain via RxQueue the PID and TID from the thread.  Likely right <text:line-break/>after the reply statement as this is when the thread acquires its new <text:line-break/>TID: </text:p>
      <text:p text:style-name="P5">   pid = SysQueryProcess('PID') <text:line-break/>   tid = SysQueryProcess('TID') </text:p>
      <text:p text:style-name="P5">2. Use these definitions to invoke "RexxSetHalt" </text:p>
      <text:p text:style-name="P5">   function definition: </text:p>
      <text:p text:style-name="P5">   RexxSetHaltDef.calltype = "stdcall as function" /* can't use "with <text:line-break/>parameters" because of complex arguments */ <text:line-break/>   RexxSetHaltDef.return.type = "integer32" <text:line-break/>   RexxSetHaltDef.0 = 2 <text:line-break/>   RexxSetHaltDef.1.type = 'unsigned32';           RexxStartDef.1.name <text:line-break/>= 'ProcessId (PID) - input' <text:line-break/>   RexxSetHaltDef.2.type = 'unsigned32';           RexxStartDef.1.name <text:line-break/>= 'ThreadId (TID) - input' <text:line-break/>   call RxFuncDefine "RexxSetHalt", "rexx.dll","RexxSetHalt", <text:line-break/>"RexxSetHaltDef." </text:p>
      <text:p text:style-name="P5">   execution: </text:p>
      <text:p text:style-name="P5">   RexxSetHaltDef.1.value = threadPid <text:line-break/>   RexxSetHaltDef.2.value = threadTid <text:line-break/>   call RexxSetHalt "RexxSetHaltDef." <text:line-break/>   ret = RESULT </text:p>
      <text:p text:style-name="P5">This forces the HALT condition. </text:p>
      <text:p text:style-name="P5">As simple as that. </text:p>
      <text:h text:style-name="Heading_20_2" text:outline-level="2"><text:span text:style-name="fontsize2author"><text:span text:style-name="T7">Sahananda</text:span></text:span><text:span text:style-name="fontsize2author"><text:span text:style-name="T3"> </text:span></text:span></text:h>
      <text:p text:style-name="P3"> </text:p>
      <text:p text:style-name="P3">Thank you for your work.  I've not used GCI before, but it looks <text:line-break/>straightforward enough, you just have to do a rxFuncAdd for <text:line-break/>rxFuncDefine and make sure the gci.dll is in the path. </text:p>
      <text:p text:style-name="P5">I'm also curious to see if it works for the network lock, however, I'm <text:line-break/>off-site or on leave for all of the next four weeks except a couple of <text:line-break/><text:soft-page-break/>days, and then once I've coded it, I will have to wait for a network <text:line-break/>lock to occur before we know, so watch this space in 5 - 8 weeks time. </text:p>
      <text:p text:style-name="P5">Jon </text:p>
      <text:h text:style-name="Heading_20_2" text:outline-level="2"><text:span text:style-name="fontsize2author"><text:span text:style-name="T10">McGuire</text:span></text:span><text:span text:style-name="fontsize2author"><text:span text:style-name="T3"> </text:span></text:span></text:h>
      <text:p text:style-name="P3">I doubt that it will.  ooRexx only recognizes a HALT condition at <text:line-break/>instruction boundaries, so if the hang is occurring in code outside of <text:line-break/>the Rexx program, then the halt will not end up getting raised until the <text:line-break/>Rexx program gets control again...which appears not to be happening in <text:line-break/>your case. </text:p>
      <text:p text:style-name="P5">Rick </text:p>
      <text:h text:style-name="Heading_20_2" text:outline-level="2"><text:span text:style-name="fontsize2author"><text:span text:style-name="T7">Sahananda</text:span></text:span><text:span text:style-name="fontsize2author"><text:span text:style-name="T3"> </text:span></text:span></text:h>
      <text:p text:style-name="P3">Yes, Again I think you are correct, the Charin method never completes. <text:line-break/>I will still attempt the robocopy suggestion when I get the chance. <text:line-break/>We are moving the process to a new server which might also help (this <text:line-break/>hang never used to happen on it's previous home) </text:p>
      <text:p text:style-name="P5">Jon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1"> </text:p>
      <text:p text:style-name="P3"><text:bookmark-start text:name="msg_a9000ad5cebb37c4"/><text:bookmark-end text:name="msg_a9000ad5cebb37c4"/>That makes sense though I was hopeful for more. </text:p>
      <text:p text:style-name="P5">BTW, I do think that RexxSetHalt should be part of the Rexx Utils <text:line-break/>library and therefore available without having to resort to GCI. </text:p>
      <text:h text:style-name="Heading_20_2" text:outline-level="2"><text:span text:style-name="fontsize2author"><text:span text:style-name="T10">Rick McGuire</text:span></text:span><text:span text:style-name="fontsize2author"><text:span text:style-name="T3">  </text:span></text:span></text:h>
      <text:p text:style-name="P3"> </text:p>
      <text:p text:style-name="Standard"><text:span text:style-name="T9">The fastest way to make that happen is to submit a patch that adds the <text:line-break/>function.  </text:span><text:span text:style-name="T9">It is an open source project. </text:span></text:p>
      <text:p text:style-name="P5">Rick </text:p>
      <text:h text:style-name="Heading_20_2" text:outline-level="2"><text:span text:style-name="fontsize2author"><text:span text:style-name="T6">regli</text:span></text:span><text:span text:style-name="fontsize2author"><text:span text:style-name="T3">  </text:span></text:span></text:h>
      <text:p text:style-name="P3"> </text:p>
      <text:p text:style-name="P3">I mothballed my C/C++ compiler with OS/2 in the later 90s.  I'll have <text:line-break/>to see if I can make my way back there though. :) </text:p>
      <text:p text:style-name="P4"> 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ntsize2author" style:family="text" style:parent-style-name="Police_20_par_20_défau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21:06:00</meta:creation-date>
    <dc:creator>JFaucher</dc:creator>
    <dc:date>2009-06-07T21:06:00</dc:date>
    <meta:editing-cycles>2</meta:editing-cycles>
    <meta:editing-duration>PT52113H31M44S</meta:editing-duration>
    <meta:document-statistic meta:table-count="0" meta:image-count="0" meta:object-count="0" meta:page-count="5" meta:paragraph-count="87" meta:word-count="1404" meta:character-count="8947"/>
    <meta:generator>OpenOffice.org/3.2$Win32 OpenOffice.org_project/320m18$Build-9502</meta:generator>
  </office:meta>
</office:document-meta>
</file>